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A20000001C827B31F85A3C05700.jpg" manifest:media-type="image/jpeg"/>
  <manifest:file-entry manifest:full-path="Pictures/1000000000000D8000000460296DB4EF6CD4300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deded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cm, 0cm, 0cm, 52cm)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-0.085cm, 0cm, 0cm, 0cm)" style:mirror="none"/>
    </style:style>
    <style:style style:name="P1" style:family="paragraph">
      <loext:graphic-properties draw:fill="solid" draw:fill-color="#ededed"/>
    </style:style>
    <style:style style:name="P2" style:family="paragraph">
      <loext:graphic-properties draw:fill="none"/>
    </style:style>
  </office:automatic-styles>
  <office:body>
    <office:drawing>
      <draw:page draw:name="page1" draw:style-name="dp1" draw:master-page-name="master-page3">
        <draw:path draw:style-name="gr1" draw:text-style-name="P1" draw:layer="layout" svg:width="0.802cm" svg:height="88.799cm" svg:x="52.949cm" svg:y="22.2cm" svg:viewBox="0 0 803 88800" svg:d="M403 0c220 0 400 204 400 451v87898c0 248-180 451-400 451-221 0-403-203-403-451v-87898c0-247 182-451 403-451z">
          <text:p/>
        </draw:path>
        <draw:frame draw:style-name="gr2" draw:text-style-name="P2" draw:layer="layout" svg:width="23.6cm" svg:height="13.336cm" svg:x="83.1cm" svg:y="108.564cm">
          <draw:image xlink:href="Pictures/1000000000000D8000000460296DB4EF6CD43008.jpg" xlink:type="simple" xlink:show="embed" xlink:actuate="onLoad" loext:mime-type="image/jpeg">
            <text:p/>
          </draw:image>
        </draw:frame>
        <draw:frame draw:style-name="gr3" draw:text-style-name="P2" draw:layer="layout" svg:width="108.038cm" svg:height="19.105cm" svg:x="-1.1cm" svg:y="-1.9cm">
          <draw:image xlink:href="Pictures/1000000000000A20000001C827B31F85A3C05700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06.7cm" fo:page-height="121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22T12:47:03.725336307</dc:date>
    <meta:editing-duration>PT12M55S</meta:editing-duration>
    <meta:editing-cycles>8</meta:editing-cycles>
    <meta:generator>LibreOffice/6.2.3.2$Linux_X86_64 LibreOffice_project/aecc05fe267cc68dde00352a451aa867b3b546ac</meta:generator>
    <meta:document-statistic meta:object-count="3"/>
  </office:meta>
</office:document-meta>
</file>